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764in"/>
    </style:style>
    <style:style style:name="co3" style:family="table-column">
      <style:table-column-properties fo:break-before="auto" style:column-width="0.998in"/>
    </style:style>
    <style:style style:name="co4" style:family="table-column">
      <style:table-column-properties fo:break-before="auto" style:column-width="1.1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8" style:family="table-cell" style:parent-style-name="Default" style:data-style-name="N43">
      <style:map style:condition="cell-content()=1" style:apply-style-name="Green" style:base-cell-address="Sheet1.F1"/>
    </style:style>
    <style:style style:name="ce19" style:family="table-cell" style:parent-style-name="Default">
      <style:map style:condition="cell-content()=1" style:apply-style-name="Green" style:base-cell-address="Sheet1.F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15"/>
        <table:table-column table:style-name="co1" table:default-cell-style-name="ce8"/>
        <table:table-column table:style-name="co1" table:default-cell-style-name="ce19"/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B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Time Value</text:p>
          </table:table-cell>
          <table:table-cell table:style-name="ce4" office:value-type="string" calcext:value-type="string">
            <text:p>Bit Value</text:p>
          </table:table-cell>
          <table:table-cell table:style-name="ce18" office:value-type="string" calcext:value-type="string">
            <text:p>“21:54”</text:p>
          </table:table-cell>
        </table:table-row>
        <table:table-row table:style-name="ro1">
          <table:table-cell table:style-name="ce9" office:value-type="float" office:value="0" calcext:value-type="float" table:number-columns-spanned="1" table:number-rows-spanned="8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string" calcext:value-type="string">
            <text:p>mnu</text:p>
          </table:table-cell>
          <table:table-cell table:style-name="ce1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mnu</text:p>
          </table:table-cell>
          <table:table-cell table:style-name="ce14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mnu</text:p>
          </table:table-cell>
          <table:table-cell table:style-name="ce14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mnu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mnu</text:p>
          </table:table-cell>
          <table:table-cell table:style-name="ce14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mnu</text:p>
          </table:table-cell>
          <table:table-cell table:style-name="ce14" office:value-type="float" office:value="5" calcext:value-type="float">
            <text:p>5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mnu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mnu</text:p>
          </table:table-cell>
          <table:table-cell table:style-name="ce14" office:value-type="float" office:value="7" calcext:value-type="float">
            <text:p>7</text:p>
          </table:table-cell>
          <table:table-cell table:style-name="ce7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1" calcext:value-type="float" table:number-columns-spanned="1" table:number-rows-spanned="8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string" calcext:value-type="string">
            <text:p>mnu</text:p>
          </table:table-cell>
          <table:table-cell table:style-name="ce14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mnu</text:p>
          </table:table-cell>
          <table:table-cell table:style-name="ce14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mnt</text:p>
          </table:table-cell>
          <table:table-cell table:style-name="ce14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mnt</text:p>
          </table:table-cell>
          <table:table-cell table:style-name="ce14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mnt</text:p>
          </table:table-cell>
          <table:table-cell table:style-name="ce14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mnt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mnt</text:p>
          </table:table-cell>
          <table:table-cell table:style-name="ce14" office:value-type="float" office:value="4" calcext:value-type="float">
            <text:p>4</text:p>
          </table:table-cell>
          <table:table-cell table:style-name="ce7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mnt</text:p>
          </table:table-cell>
          <table:table-cell table:style-name="ce14" office:value-type="float" office:value="5" calcext:value-type="float">
            <text:p>5</text:p>
          </table:table-cell>
          <table:table-cell table:style-name="ce7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 office:value-type="float" office:value="2" calcext:value-type="float" table:number-columns-spanned="1" table:number-rows-spanned="8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string" calcext:value-type="string">
            <text:p>mnt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mnt</text:p>
          </table:table-cell>
          <table:table-cell table:style-name="ce14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mnt</text:p>
          </table:table-cell>
          <table:table-cell table:style-name="ce14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mnt</text:p>
          </table:table-cell>
          <table:table-cell table:style-name="ce14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hu</text:p>
          </table:table-cell>
          <table:table-cell table:style-name="ce14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hu</text:p>
          </table:table-cell>
          <table:table-cell table:style-name="ce14"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hu</text:p>
          </table:table-cell>
          <table:table-cell table:style-name="ce14" office:value-type="float" office:value="2" calcext:value-type="float">
            <text:p>2</text:p>
          </table:table-cell>
          <table:table-cell table:style-name="ce7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hu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3" calcext:value-type="float" table:number-columns-spanned="1" table:number-rows-spanned="8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string" calcext:value-type="string">
            <text:p>hu</text:p>
          </table:table-cell>
          <table:table-cell table:style-name="ce14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hu</text:p>
          </table:table-cell>
          <table:table-cell table:style-name="ce14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hu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hu</text:p>
          </table:table-cell>
          <table:table-cell table:style-name="ce14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hu</text:p>
          </table:table-cell>
          <table:table-cell table:style-name="ce14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hu</text:p>
          </table:table-cell>
          <table:table-cell table:style-name="ce14" office:value-type="float" office:value="9" calcext:value-type="float">
            <text:p>9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ht</text:p>
          </table:table-cell>
          <table:table-cell table:style-name="ce14" office:value-type="float" office:value="0" calcext:value-type="float">
            <text:p>0</text:p>
          </table:table-cell>
          <table:table-cell table:style-name="ce7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ht</text:p>
          </table:table-cell>
          <table:table-cell table:style-name="ce14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4" calcext:value-type="float" table:number-columns-spanned="1" table:number-rows-spanned="8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string" calcext:value-type="string">
            <text:p>ht</text:p>
          </table:table-cell>
          <table:table-cell table:style-name="ce14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ht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ht</text:p>
          </table:table-cell>
          <table:table-cell table:style-name="ce14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ht</text:p>
          </table:table-cell>
          <table:table-cell table:style-name="ce14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ht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ht</text:p>
          </table:table-cell>
          <table:table-cell table:style-name="ce14" office:value-type="float" office:value="7" calcext:value-type="float">
            <text:p>7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ht</text:p>
          </table:table-cell>
          <table:table-cell table:style-name="ce14" office:value-type="float" office:value="8" calcext:value-type="float">
            <text:p>8</text:p>
          </table:table-cell>
          <table:table-cell table:style-name="ce7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ht</text:p>
          </table:table-cell>
          <table:table-cell table:style-name="ce14" office:value-type="float" office:value="9" calcext:value-type="float">
            <text:p>9</text:p>
          </table:table-cell>
          <table:table-cell table:style-name="ce7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34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F1:Sheet1.F1048576">
            <calcext:condition calcext:apply-style-name="Green" calcext:value="=1" calcext:base-cell-address="Sheet1.F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reen" style:family="table-cell" style:parent-style-name="Default">
      <style:table-cell-properties fo:background-color="#ffff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20:39:51.376309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6T20:38:45.527296188</meta:creation-date>
    <dc:date>2021-04-17T21:57:40.775665692</dc:date>
    <meta:editing-duration>PT1H33M22S</meta:editing-duration>
    <meta:editing-cycles>7</meta:editing-cycles>
    <meta:generator>LibreOffice/7.1.1.2$Linux_X86_64 LibreOffice_project/10$Build-2</meta:generator>
    <meta:document-statistic meta:table-count="1" meta:cell-count="211" meta:object-count="0"/>
  </office:meta>
</office:document-meta>
</file>